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244f6f" officeooo:paragraph-rsid="00244f6f"/>
    </style:style>
    <style:style style:name="P3" style:family="paragraph" style:parent-style-name="Standard">
      <style:text-properties officeooo:rsid="002780a2" officeooo:paragraph-rsid="002780a2"/>
    </style:style>
    <style:style style:name="T1" style:family="text">
      <style:text-properties officeooo:rsid="00207164"/>
    </style:style>
    <style:style style:name="T2" style:family="text">
      <style:text-properties officeooo:rsid="00255472"/>
    </style:style>
    <style:style style:name="T3" style:family="text">
      <style:text-properties officeooo:rsid="00264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0P*%U65+x._,Tr86#ApzyI0m^o9Ge7z</text:p>
      <text:p text:style-name="Standard">6.S6&amp;#deW^?87jl^d5Z01uGmqQ&amp;:4sLk</text:p>
      <text:p text:style-name="Standard"/>
      <text:p text:style-name="Standard">insert into product value(1,'Real Me','Mobile',15000);</text:p>
      <text:p text:style-name="Standard">insert into product value(<text:span text:style-name="T1">2</text:span>,'Desk Table','Office',12000);</text:p>
      <text:p text:style-name="Standard"><text:span text:style-name="T1">i</text:span>nsert into product value(3,'Dell Inspirion','Laptop',75000);</text:p>
      <text:p text:style-name="Standard"/>
      <text:p text:style-name="Standard">create table retail.product(productid integer auto_increment primary key</text:p>
      <text:p text:style-name="Standard"><text:s/>, productname varchar(255),producttype varchar(255),price numeric);</text:p>
      <text:p text:style-name="Standard"/>
      <text:p text:style-name="Standard"/>
      <text:p text:style-name="Preformatted_20_Text"><text:span text:style-name="Source_20_Text">docker run \</text:span></text:p>
      <text:p text:style-name="Preformatted_20_Text"><text:span text:style-name="Source_20_Text"><text:s text:c="2"/>--name jenkins-docker \</text:span></text:p>
      <text:p text:style-name="Preformatted_20_Text"><text:span text:style-name="Source_20_Text"><text:s text:c="2"/>--rm \</text:span></text:p>
      <text:p text:style-name="Preformatted_20_Text"><text:span text:style-name="Source_20_Text"><text:s text:c="2"/>--detach \</text:span></text:p>
      <text:p text:style-name="Preformatted_20_Text"><text:span text:style-name="Source_20_Text"><text:s text:c="2"/>--privileged \</text:span></text:p>
      <text:p text:style-name="Preformatted_20_Text"><text:span text:style-name="Source_20_Text"><text:s text:c="2"/>--network jenkins \</text:span></text:p>
      <text:p text:style-name="Preformatted_20_Text"><text:span text:style-name="Source_20_Text"><text:s text:c="2"/>--network-alias docker \</text:span></text:p>
      <text:p text:style-name="Preformatted_20_Text"><text:span text:style-name="Source_20_Text"><text:s text:c="2"/>--env DOCKER_TLS_CERTDIR=/certs \</text:span></text:p>
      <text:p text:style-name="Preformatted_20_Text"><text:span text:style-name="Source_20_Text"><text:s text:c="2"/>--volume jenkins-docker-certs:/certs/client \</text:span></text:p>
      <text:p text:style-name="Preformatted_20_Text"><text:span text:style-name="Source_20_Text"><text:s text:c="2"/>--volume jenkins-data:/var/jenkins_home \</text:span></text:p>
      <text:p text:style-name="Preformatted_20_Text"><text:span text:style-name="Source_20_Text"><text:s text:c="2"/>--publish 2376:2376 \</text:span></text:p>
      <text:p text:style-name="Preformatted_20_Text"><text:span text:style-name="Source_20_Text"><text:s text:c="2"/>docker:dind \</text:span></text:p>
      <text:p text:style-name="P1"><text:span text:style-name="Source_20_Text"><text:s text:c="2"/>--storage-driver overlay2</text:span></text:p>
      <text:p text:style-name="Standard"/>
      <text:p text:style-name="P2">sudo docker <text:span text:style-name="T3">run </text:span>-p 8080:8080 -p 50000:50000 -d -v jenkins_home:/var/jenkins_home <text:s/><text:span text:style-name="T2">jenkins/jenkins:lts</text:span></text:p>
      <text:p text:style-name="P2"/>
      <text:p text:style-name="P2">a95ce7888bee475fba697159e6aaffac</text:p>
      <text:p text:style-name="P2">a95ce7888bee475fba697159e6aaffac</text:p>
      <text:p text:style-name="P2"/>
      <text:p text:style-name="P3">pipeline</text:p>
      <text:p text:style-name="P3"/>
      <text:p text:style-name="P3">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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5:37.516756040</meta:creation-date>
    <dc:date>2023-01-24T17:45:10.353580542</dc:date>
    <meta:editing-duration>PT4H45M2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89" meta:character-count="952" meta:non-whitespace-character-count="873"/>
  </office:meta>
</office:document-meta>
</file>